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438116" officeooo:paragraph-rsid="006020c1"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58aff5"/>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0pt" fo:font-style="normal" fo:font-weight="normal" officeooo:rsid="01e03e6a" officeooo:paragraph-rsid="005d31d1"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font-name="Liberation Serif" fo:font-size="10pt" fo:font-style="normal" fo:font-weight="normal" officeooo:rsid="0058aff5" officeooo:paragraph-rsid="005d31d1"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6020c1" officeooo:paragraph-rsid="006020c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58aff5" officeooo:paragraph-rsid="005d31d1"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4af360" officeooo:paragraph-rsid="006020c1" style:font-size-asian="12pt" style:font-weight-asian="normal" style:font-size-complex="12pt" style:font-weight-complex="normal"/>
    </style:style>
    <style:style style:name="P10" style:family="paragraph" style:parent-style-name="Standard">
      <style:paragraph-properties fo:margin-top="0cm" fo:margin-bottom="0cm" loext:contextual-spacing="false" fo:text-align="start" style:justify-single-word="false" style:writing-mode="page"/>
      <style:text-properties style:font-name="Liberation Serif" fo:font-size="12pt" fo:font-weight="normal" officeooo:rsid="00438116" officeooo:paragraph-rsid="006020c1" style:font-size-asian="12pt" style:font-weight-asian="normal"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38116" officeooo:paragraph-rsid="006080fb" style:font-size-asian="12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38116" officeooo:paragraph-rsid="0063dd74" style:font-size-asian="12pt" style:font-weight-asian="normal"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38116" officeooo:paragraph-rsid="00651b45"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fo:break-before="page"/>
      <style:text-properties style:font-name="Liberation Serif" fo:font-size="12pt" fo:font-weight="normal" officeooo:rsid="006020c1" officeooo:paragraph-rsid="006020c1"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fo:break-before="page"/>
      <style:text-properties style:font-name="Liberation Serif" fo:font-size="12pt" fo:font-weight="normal" officeooo:rsid="00651b45" officeooo:paragraph-rsid="00651b45" style:font-size-asian="12pt" style:font-weight-asian="normal" style:font-size-complex="12pt" style:font-weight-complex="normal"/>
    </style:style>
    <style:style style:name="P17"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6020c1" officeooo:paragraph-rsid="0063dd74" style:font-size-asian="12pt" style:font-weight-asian="normal" style:font-size-complex="12pt" style:font-weight-complex="normal"/>
    </style:style>
    <style:style style:name="P18"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063dd74" officeooo:paragraph-rsid="0063dd74" style:font-size-asian="12pt" style:font-weight-asian="normal" style:font-size-complex="12pt" style:font-weight-complex="normal"/>
    </style:style>
    <style:style style:name="P19" style:family="paragraph" style:parent-style-name="Standard" style:list-style-name="L3">
      <style:paragraph-properties fo:margin-top="0.199cm" fo:margin-bottom="0cm" loext:contextual-spacing="false" fo:text-align="start"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20" style:family="paragraph" style:parent-style-name="Standard" style:list-style-name="L3">
      <style:paragraph-properties fo:margin-top="0.199cm" fo:margin-bottom="0cm" loext:contextual-spacing="false" fo:text-align="start" style:justify-single-word="false"/>
      <style:text-properties style:font-name="Liberation Serif" fo:font-size="12pt" fo:font-weight="normal" officeooo:rsid="00494c3e" officeooo:paragraph-rsid="006020c1" style:font-size-asian="12pt" style:font-weight-asian="normal" style:font-size-complex="12pt" style:font-weight-complex="normal"/>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6020c1"/>
    </style:style>
    <style:style style:name="T2" style:family="text">
      <style:text-properties officeooo:rsid="0022d049"/>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6020c1" style:font-weight-asian="bold" style:font-weight-complex="bold"/>
    </style:style>
    <style:style style:name="T6" style:family="text">
      <style:text-properties fo:font-weight="bold" officeooo:rsid="0063dd74" style:font-weight-asian="bold" style:font-weight-complex="bold"/>
    </style:style>
    <style:style style:name="T7" style:family="text">
      <style:text-properties officeooo:rsid="00840c47"/>
    </style:style>
    <style:style style:name="T8" style:family="text">
      <style:text-properties officeooo:rsid="004c98f8"/>
    </style:style>
    <style:style style:name="T9" style:family="text">
      <style:text-properties officeooo:rsid="0044293e"/>
    </style:style>
    <style:style style:name="T10" style:family="text">
      <style:text-properties officeooo:rsid="00494c3e"/>
    </style:style>
    <style:style style:name="T11" style:family="text">
      <style:text-properties officeooo:rsid="00461c12"/>
    </style:style>
    <style:style style:name="T12" style:family="text">
      <style:text-properties officeooo:rsid="00651b45"/>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77834261" text:style-name="L1">
        <text:list-item>
          <text:p text:style-name="P15">Schwierigkeiten und Vorgehen beim Löschen</text:p>
        </text:list-item>
      </text:list>
      <text:p text:style-name="P7"/>
      <text:p text:style-name="P13"><text:span text:style-name="T4">Beuys</text:span>: <text:span text:style-name="T1">keine Nachfolger</text:span></text:p>
      <text:list xml:id="list3703782238" text:style-name="L2">
        <text:list-item>
          <text:p text:style-name="P17">Schwierigkeiten: keine</text:p>
        </text:list-item>
        <text:list-item>
          <text:p text:style-name="P17">Vorgehen: Man kann Beuys einfach entfernen, der restliche Baum bleibt intakt.</text:p>
        </text:list-item>
      </text:list>
      <text:p text:style-name="P11"/>
      <text:p text:style-name="P11"><text:span text:style-name="T4">Monet</text:span>: <text:span text:style-name="T9">ein Nachfolger (Picasso), der keine weiteren Nachfolger hat</text:span></text:p>
      <text:list xml:id="list173954819233876" text:continue-numbering="true" text:style-name="L2">
        <text:list-item>
          <text:p text:style-name="P17">Schwierigkeiten: <text:line-break/>Wenn man Monet entfernt, ist Picasso nicht mehr erreichbar.</text:p>
        </text:list-item>
        <text:list-item>
          <text:p text:style-name="P17">Vorgehen: <text:line-break/>An die Stelle von Monet kann man den Nachfolger Picasso setzen. <text:line-break/>Monet ist der linke Nachfolger von Renoir, und alle Knoten im linken Teilbaum von Renoir liegen alphabetisch VOR Renoir, also auch Picasso.</text:p>
        </text:list-item>
      </text:list>
      <text:p text:style-name="P11"/>
      <text:p text:style-name="P11"><text:span text:style-name="T5">Marc</text:span>: <text:span text:style-name="T9">ein Nachfolger (Kandinsky), der weitere Nachfolger hat.</text:span></text:p>
      <text:list xml:id="list173954575395506" text:continue-numbering="true" text:style-name="L2">
        <text:list-item>
          <text:p text:style-name="P17">Schwierigkeiten: <text:line-break/>Wenn man Marc entfernt, sind Kandinsky und seine Nachfolger nicht mehr erreichbar.</text:p>
        </text:list-item>
        <text:list-item>
          <text:p text:style-name="P17">Vorgehen: <text:line-break/>An die Stelle von Marc kann man seinen Nachfolger Kandinsky setzen. Da er im rechten Teilbaum von Cézanne liegt, ist er als rechter Nachfolger von Cézanne geeignet. Und die Nachfolger von Kandinsky erfüllen natürlich die Ordnungsbedingung des Suchbaums.</text:p>
        </text:list-item>
      </text:list>
      <text:p text:style-name="P11"/>
      <text:p text:style-name="P12"><text:span text:style-name="T4">Cézanne</text:span>: <text:span text:style-name="T11">zwei Nachfolger (links Beuys und rechts Marc), Beuys hat keine Nachfolger.</text:span></text:p>
      <text:list xml:id="list173954354944622" text:continue-numbering="true" text:style-name="L2">
        <text:list-item>
          <text:p text:style-name="P17">Schwierigkeiten: <text:line-break/>Wenn man Cézanne durch Marc ersetzt, hätte Marc zwei linke Nachfolger (Beuys als ehemaligen Nachfolger von Cézanne und Kandinsky als Nachfolger von Marc)</text:p>
        </text:list-item>
        <text:list-item>
          <text:p text:style-name="P18">Vorgehen:<text:line-break/>An Stelle von Cézanne kann man Beuys (den Nachfolger ohne Nachfolger) setzen.<text:line-break/>Es gibt keine Probleme mit Nachfolgern von Beuys, und die Ordnungsbedingung bleibt erhalten, weil Beuys kleiner als der Vorgänger von Cézanne ist und alle Knoten im rechten Teilbaum von Cézanne auch größer sind als Beuys.</text:p>
        </text:list-item>
      </text:list>
      <text:p text:style-name="P11"/>
      <text:p text:style-name="P13"><text:span text:style-name="T6">Matisse</text:span>: <text:span text:style-name="T11">zwei Nachfolger, die beide weitere Nachfolger haben</text:span></text:p>
      <text:list xml:id="list173955406994964" text:continue-numbering="true" text:style-name="L2">
        <text:list-item>
          <text:p text:style-name="P17">Schwierigkeiten: <text:line-break/>Man kann weder den linken noch den rechten Nachbarn an die Stelle von Matisse setzen ohne dass Konflikte der Nachfolger untereinander entstehen.</text:p>
        </text:list-item>
        <text:list-item>
          <text:p text:style-name="P18">Vorgehen:<text:line-break/>Finde den „nächsten Nachbarn“ in einem der Teilbäume (egal ob im linken oder rechten).<text:line-break/>Gehe also entweder einmal nach links und dann so weit wie möglich nach rechts, oder umgekehrt. Im Beispiel wäre das auf der linken Seite Marc, auf der rechten Monet.<text:line-break/><text:span text:style-name="T12">Setze einen der direkten Nachbarn, z.B. Marc, an die Stelle von Matisse.<text:line-break/>Marc hat einen Nachfolger (da wir so weit wie möglich nach rechts gegangen sind, kann es höchstens einen linken Nachfolger geben). Wie wir im Beispiel weiter oben gesehen haben, kann man diesen Nachfolger jetzt einfach an die Stelle von Marc setzen.</text:span></text:p>
        </text:list-item>
      </text:list>
      <text:p text:style-name="P13"/>
      <text:list xml:id="list173955657006385" text:continue-list="list1977834261" text:style-name="L1">
        <text:list-item>
          <text:p text:style-name="P16">Algorithmus</text:p>
        </text:list-item>
      </text:list>
      <text:p text:style-name="P14"/>
      <text:p text:style-name="P6">Falls der zu löschende Knoten… </text:p>
      <text:list xml:id="list4172043138" text:style-name="L3">
        <text:list-item>
          <text:p text:style-name="P19">… <text:span text:style-name="T4">keine</text:span> Nachfolger hat, entferne ihn einfach.</text:p>
        </text:list-item>
        <text:list-item>
          <text:p text:style-name="P19">… <text:span text:style-name="T4">einen</text:span> Nachfolger hat, verschiebe den Nachfolger an seine Stelle.<text:line-break/>Die Nachfolger des Nachfolgers werden einfach mit verschoben.</text:p>
        </text:list-item>
        <text:list-item>
          <text:p text:style-name="P19">… <text:span text:style-name="T4">zwei</text:span> Nachfolger hat:</text:p>
          <text:list>
            <text:list-item>
              <text:p text:style-name="P20">falls einer seiner Nachfolger keine weiteren Nachfolger hat, verschiebe diesen an die Stelle des zu löschenden Knotens</text:p>
            </text:list-item>
            <text:list-item>
              <text:p text:style-name="P19"><text:span text:style-name="T10">falls beide Nachfolger weitere Nachfolger haben:<text:line-break/></text:span>suche <text:span text:style-name="T10">den</text:span> „direkten Nachbarn“ <text:span text:style-name="T10">des zu löschenden Knotens</text:span> (egal ob links oder rechts).<text:line-break/>Um den <text:span text:style-name="T3">linken</text:span> direkten Nachbarn zu finden, gehe zu<text:span text:style-name="T10">m</text:span> <text:span text:style-name="T3">rechten</text:span> Nachfolger, und dann zu dessen <text:span text:style-name="T3">linken</text:span> Nachfolgern, solange es linke Nachfolger gibt.<text:line-break/>Verschiebe diesen direkten Nachbarn an die Stelle des zu löschenden Knotens.<text:line-break/><text:span text:style-name="T10">Der linke direkte Nachbar kann keinen linken Nachfolger haben (sonst wäre er nicht der direkte Nachfolger). </text:span>Falls <text:span text:style-name="T10">er aber</text:span> <text:span text:style-name="T10">einen </text:span>rechte<text:span text:style-name="T10">n</text:span> Nach<text:span text:style-name="T10">folger</text:span> hat: <text:line-break/>Schiebe den rechten Nachfolger an die Stelle des gerade verschobenen direkten Nachbarn.</text:p>
            </text:list-item>
          </text:list>
        </text:list-item>
      </text:list>
      <text:p text:style-name="P10"/>
      <text:p text:style-name="P10"/>
      <text:p text:style-name="P9">Siehe auch:</text:p>
      <text:p text:style-name="P9">http://www.inf-schule.de/algorithmen/suchbaeume/binaerbaum/andere/loesch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draw:frame text:anchor-type="paragraph" draw:z-index="0" draw:name="Form1" draw:style-name="gr1" draw:text-style-name="P21" svg:width="1.795cm" svg:height="0.63cm" svg:x="15.173cm" svg:y="0.273cm"><draw:image xlink:href="Pictures/10000000000000580000001F196641809BB809C4.png" xlink:type="simple" xlink:show="embed" xlink:actuate="onLoad" loext:mime-type="image/png"><text:p/></draw:image></draw:frame></text:p>
      <text:p text:style-name="P4"><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7">pothmann.de</text:span></text:a><text:span text:style-name="T7">, f</text:span>reigegeben unter <text:a xlink:type="simple" xlink:href="https://creativecommons.org/licenses/by-nc-sa/4.0/" text:style-name="Internet_20_link" text:visited-style-name="Visited_20_Internet_20_Link">CC BY-NC-SA 4.0</text:a>, <text:span text:style-name="T8">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1" draw:display-name="Linienspitzen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8116" officeooo:paragraph-rsid="006020c1"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58aff5"/>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6020c1"/>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uchbaum: Löschen – <text:span text:style-name="MT1">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7:39:54.042000000</dc:date>
    <meta:editing-duration>PT17H14M18S</meta:editing-duration>
    <meta:editing-cycles>72</meta:editing-cycles>
    <meta:generator>LibreOffice/6.2.5.2$Windows_X86_64 LibreOffice_project/1ec314fa52f458adc18c4f025c545a4e8b22c159</meta:generator>
    <meta:document-statistic meta:table-count="1" meta:image-count="0" meta:object-count="0" meta:page-count="2" meta:paragraph-count="29" meta:word-count="524" meta:character-count="3507" meta:non-whitespace-character-count="3018"/>
  </office:meta>
</office:document-meta>
</file>